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8"/>
    <style:style style:name="ce3" style:family="table-cell" style:parent-style-name="Default" style:data-style-name="N118">
      <style:text-properties fo:font-weight="bold" style:font-weight-asian="bold" style:font-weight-complex="bold"/>
    </style:style>
    <style:style style:name="ce4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office:value-type="string">
            <text:p>1 group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office:value-type="string">
            <text:p>solver</text:p>
          </table:table-cell>
          <table:table-cell table:style-name="ce1" office:value-type="string">
            <text:p>group</text:p>
          </table:table-cell>
          <table:table-cell table:style-name="ce1" office:value-type="string">
            <text:p>sqr</text:p>
          </table:table-cell>
          <table:table-cell table:style-name="ce1" office:value-type="string">
            <text:p>2-norm</text:p>
          </table:table-cell>
          <table:table-cell table:style-name="ce1" office:value-type="string">
            <text:p>Inf-norm</text:p>
          </table:table-cell>
          <table:table-cell/>
        </table:table-row>
        <table:table-row table:style-name="ro2">
          <table:table-cell office:value-type="string">
            <text:p>gmres</text:p>
          </table:table-cell>
          <table:table-cell office:value-type="float" office:value="0">
            <text:p>0</text:p>
          </table:table-cell>
          <table:table-cell office:value-type="float" office:value="0.00000000455107">
            <text:p>4.551E-9</text:p>
          </table:table-cell>
          <table:table-cell table:formula="of:=SQRT([.C3])" office:value-type="float" office:value="0.0000674616187176086">
            <text:p>6.746E-5</text:p>
          </table:table-cell>
          <table:table-cell office:value-type="float" office:value="0.00000456227">
            <text:p>4.562E-6</text:p>
          </table:table-cell>
          <table:table-cell/>
        </table:table-row>
        <table:table-row table:style-name="ro2">
          <table:table-cell office:value-type="string">
            <text:p>Mcsa 1</text:p>
          </table:table-cell>
          <table:table-cell office:value-type="float" office:value="0">
            <text:p>0</text:p>
          </table:table-cell>
          <table:table-cell office:value-type="float" office:value="0.0000000645873">
            <text:p>6.459E-8</text:p>
          </table:table-cell>
          <table:table-cell table:formula="of:=SQRT([.C4])" office:value-type="float" office:value="0.000254140315573897">
            <text:p>2.541E-4</text:p>
          </table:table-cell>
          <table:table-cell office:value-type="float" office:value="0.0000209874">
            <text:p>2.099E-5</text:p>
          </table:table-cell>
          <table:table-cell/>
        </table:table-row>
        <table:table-row table:style-name="ro2">
          <table:table-cell office:value-type="string">
            <text:p>Mcsa 2</text:p>
          </table:table-cell>
          <table:table-cell office:value-type="float" office:value="0">
            <text:p>0</text:p>
          </table:table-cell>
          <table:table-cell office:value-type="float" office:value="0.000000218242">
            <text:p>2.182E-7</text:p>
          </table:table-cell>
          <table:table-cell table:formula="of:=SQRT([.C5])" office:value-type="float" office:value="0.000467163782842806">
            <text:p>4.672E-4</text:p>
          </table:table-cell>
          <table:table-cell office:value-type="float" office:value="0.0000481183">
            <text:p>4.812E-5</text:p>
          </table:table-cell>
          <table:table-cell/>
        </table:table-row>
        <table:table-row table:style-name="ro2">
          <table:table-cell office:value-type="string">
            <text:p>Mcsa 3</text:p>
          </table:table-cell>
          <table:table-cell office:value-type="float" office:value="0">
            <text:p>0</text:p>
          </table:table-cell>
          <table:table-cell office:value-type="float" office:value="0.0000000750675">
            <text:p>7.507E-8</text:p>
          </table:table-cell>
          <table:table-cell table:formula="of:=SQRT([.C6])" office:value-type="float" office:value="0.000273984488612038">
            <text:p>2.740E-4</text:p>
          </table:table-cell>
          <table:table-cell office:value-type="float" office:value="0.000023709">
            <text:p>2.371E-5</text:p>
          </table:table-cell>
          <table:table-cell/>
        </table:table-row>
        <table:table-row table:style-name="ro2">
          <table:table-cell office:value-type="string">
            <text:p>Mcsa 4</text:p>
          </table:table-cell>
          <table:table-cell office:value-type="float" office:value="0">
            <text:p>0</text:p>
          </table:table-cell>
          <table:table-cell office:value-type="float" office:value="0.0000000652075">
            <text:p>6.521E-8</text:p>
          </table:table-cell>
          <table:table-cell table:formula="of:=SQRT([.C7])" office:value-type="float" office:value="0.000255357592407197">
            <text:p>2.554E-4</text:p>
          </table:table-cell>
          <table:table-cell office:value-type="float" office:value="0.0000360466">
            <text:p>3.605E-5</text:p>
          </table:table-cell>
          <table:table-cell/>
        </table:table-row>
        <table:table-row table:style-name="ro2">
          <table:table-cell office:value-type="string">
            <text:p>richardson</text:p>
          </table:table-cell>
          <table:table-cell office:value-type="float" office:value="0">
            <text:p>0</text:p>
          </table:table-cell>
          <table:table-cell office:value-type="float" office:value="0.0000000767837">
            <text:p>7.678E-8</text:p>
          </table:table-cell>
          <table:table-cell table:formula="of:=SQRT([.C8])" office:value-type="float" office:value="0.000277098718871091">
            <text:p>2.771E-4</text:p>
          </table:table-cell>
          <table:table-cell office:value-type="float" office:value="0.0000153117">
            <text:p>1.531E-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2 groups</text:p>
          </table:table-cell>
          <table:table-cell table:number-columns-repeated="5"/>
        </table:table-row>
        <table:table-row table:style-name="ro2">
          <table:table-cell office:value-type="string">
            <text:p>solver</text:p>
          </table:table-cell>
          <table:table-cell table:style-name="ce1" office:value-type="string">
            <text:p>group</text:p>
          </table:table-cell>
          <table:table-cell table:style-name="ce3" office:value-type="string">
            <text:p>sqr</text:p>
          </table:table-cell>
          <table:table-cell table:style-name="ce3" office:value-type="string">
            <text:p>2-norm</text:p>
          </table:table-cell>
          <table:table-cell table:style-name="ce3" office:value-type="string">
            <text:p>Inf-norm</text:p>
          </table:table-cell>
          <table:table-cell/>
        </table:table-row>
        <table:table-row table:style-name="ro2">
          <table:table-cell office:value-type="string">
            <text:p>gmres</text:p>
          </table:table-cell>
          <table:table-cell office:value-type="float" office:value="0">
            <text:p>0</text:p>
          </table:table-cell>
          <table:table-cell office:value-type="float" office:value="0.0000000152226">
            <text:p>1.522E-8</text:p>
          </table:table-cell>
          <table:table-cell table:formula="of:=SQRT([.C12])" office:value-type="float" office:value="0.000123379901118456">
            <text:p>1.234E-4</text:p>
          </table:table-cell>
          <table:table-cell office:value-type="float" office:value="0.00000758984">
            <text:p>7.590E-6</text:p>
          </table:table-cell>
          <table:table-cell/>
        </table:table-row>
        <table:table-row table:style-name="ro2">
          <table:table-cell office:value-type="string">
            <text:p>Mcsa 1</text:p>
          </table:table-cell>
          <table:table-cell office:value-type="float" office:value="0">
            <text:p>0</text:p>
          </table:table-cell>
          <table:table-cell office:value-type="float" office:value="0.0000000113644">
            <text:p>1.136E-8</text:p>
          </table:table-cell>
          <table:table-cell table:formula="of:=SQRT([.C13])" office:value-type="float" office:value="0.000106603939889668">
            <text:p>1.066E-4</text:p>
          </table:table-cell>
          <table:table-cell office:value-type="float" office:value="0.00000530759">
            <text:p>5.308E-6</text:p>
          </table:table-cell>
          <table:table-cell/>
        </table:table-row>
        <table:table-row table:style-name="ro2">
          <table:table-cell office:value-type="string">
            <text:p>Mcsa 2</text:p>
          </table:table-cell>
          <table:table-cell office:value-type="float" office:value="0">
            <text:p>0</text:p>
          </table:table-cell>
          <table:table-cell office:value-type="float" office:value="0.0000000498578">
            <text:p>4.986E-8</text:p>
          </table:table-cell>
          <table:table-cell table:formula="of:=SQRT([.C14])" office:value-type="float" office:value="0.000223288602485662">
            <text:p>2.233E-4</text:p>
          </table:table-cell>
          <table:table-cell office:value-type="float" office:value="0.0000638765">
            <text:p>6.388E-5</text:p>
          </table:table-cell>
          <table:table-cell/>
        </table:table-row>
        <table:table-row table:style-name="ro2">
          <table:table-cell office:value-type="string">
            <text:p>Mcsa 3</text:p>
          </table:table-cell>
          <table:table-cell office:value-type="float" office:value="0">
            <text:p>0</text:p>
          </table:table-cell>
          <table:table-cell office:value-type="float" office:value="0.0000000469857">
            <text:p>4.699E-8</text:p>
          </table:table-cell>
          <table:table-cell table:formula="of:=SQRT([.C15])" office:value-type="float" office:value="0.000216761850887097">
            <text:p>2.168E-4</text:p>
          </table:table-cell>
          <table:table-cell office:value-type="float" office:value="0.0000419737">
            <text:p>4.197E-5</text:p>
          </table:table-cell>
          <table:table-cell/>
        </table:table-row>
        <table:table-row table:style-name="ro2">
          <table:table-cell office:value-type="string">
            <text:p>Mcsa 4</text:p>
          </table:table-cell>
          <table:table-cell office:value-type="float" office:value="0">
            <text:p>0</text:p>
          </table:table-cell>
          <table:table-cell office:value-type="float" office:value="0.000000006659">
            <text:p>6.659E-9</text:p>
          </table:table-cell>
          <table:table-cell table:formula="of:=SQRT([.C16])" office:value-type="float" office:value="0.0000816026960338934">
            <text:p>8.160E-5</text:p>
          </table:table-cell>
          <table:table-cell office:value-type="float" office:value="0.0000273607">
            <text:p>2.736E-5</text:p>
          </table:table-cell>
          <table:table-cell/>
        </table:table-row>
        <table:table-row table:style-name="ro2">
          <table:table-cell office:value-type="string">
            <text:p>richardson</text:p>
          </table:table-cell>
          <table:table-cell office:value-type="float" office:value="0">
            <text:p>0</text:p>
          </table:table-cell>
          <table:table-cell office:value-type="float" office:value="0.00000000498295">
            <text:p>4.983E-9</text:p>
          </table:table-cell>
          <table:table-cell table:formula="of:=SQRT([.C17])" office:value-type="float" office:value="0.0000705900134579956">
            <text:p>7.059E-5</text:p>
          </table:table-cell>
          <table:table-cell office:value-type="float" office:value="0.0000039756">
            <text:p>3.976E-6</text:p>
          </table:table-cell>
          <table:table-cell/>
        </table:table-row>
        <table:table-row table:style-name="ro2">
          <table:table-cell office:value-type="string">
            <text:p>gmres</text:p>
          </table:table-cell>
          <table:table-cell office:value-type="float" office:value="1">
            <text:p>1</text:p>
          </table:table-cell>
          <table:table-cell office:value-type="float" office:value="0.0000000155333">
            <text:p>1.553E-8</text:p>
          </table:table-cell>
          <table:table-cell table:formula="of:=SQRT([.C18])" office:value-type="float" office:value="0.000124632660246021">
            <text:p>1.246E-4</text:p>
          </table:table-cell>
          <table:table-cell office:value-type="float" office:value="0.00000757901">
            <text:p>7.579E-6</text:p>
          </table:table-cell>
          <table:table-cell table:style-name="ce4"/>
        </table:table-row>
        <table:table-row table:style-name="ro2">
          <table:table-cell office:value-type="string">
            <text:p>Mcsa 1</text:p>
          </table:table-cell>
          <table:table-cell office:value-type="float" office:value="1">
            <text:p>1</text:p>
          </table:table-cell>
          <table:table-cell office:value-type="float" office:value="0.0000000146403">
            <text:p>1.464E-8</text:p>
          </table:table-cell>
          <table:table-cell table:formula="of:=SQRT([.C19])" office:value-type="float" office:value="0.000120997107403442">
            <text:p>1.210E-4</text:p>
          </table:table-cell>
          <table:table-cell office:value-type="float" office:value="0.0000164482">
            <text:p>1.645E-5</text:p>
          </table:table-cell>
          <table:table-cell/>
        </table:table-row>
        <table:table-row table:style-name="ro2">
          <table:table-cell office:value-type="string">
            <text:p>Mcsa 2</text:p>
          </table:table-cell>
          <table:table-cell office:value-type="float" office:value="1">
            <text:p>1</text:p>
          </table:table-cell>
          <table:table-cell office:value-type="float" office:value="0.000000890174">
            <text:p>8.902E-7</text:p>
          </table:table-cell>
          <table:table-cell table:formula="of:=SQRT([.C20])" office:value-type="float" office:value="0.000943490328514288">
            <text:p>9.435E-4</text:p>
          </table:table-cell>
          <table:table-cell office:value-type="float" office:value="0.000663493">
            <text:p>6.635E-4</text:p>
          </table:table-cell>
          <table:table-cell/>
        </table:table-row>
        <table:table-row table:style-name="ro2">
          <table:table-cell office:value-type="string">
            <text:p>Mcsa 3</text:p>
          </table:table-cell>
          <table:table-cell office:value-type="float" office:value="1">
            <text:p>1</text:p>
          </table:table-cell>
          <table:table-cell office:value-type="float" office:value="0.0000000890108">
            <text:p>8.901E-8</text:p>
          </table:table-cell>
          <table:table-cell table:formula="of:=SQRT([.C21])" office:value-type="float" office:value="0.000298346778095558">
            <text:p>2.983E-4</text:p>
          </table:table-cell>
          <table:table-cell office:value-type="float" office:value="0.000179705">
            <text:p>1.797E-4</text:p>
          </table:table-cell>
          <table:table-cell/>
        </table:table-row>
        <table:table-row table:style-name="ro2">
          <table:table-cell office:value-type="string">
            <text:p>Mcsa 4</text:p>
          </table:table-cell>
          <table:table-cell office:value-type="float" office:value="1">
            <text:p>1</text:p>
          </table:table-cell>
          <table:table-cell office:value-type="float" office:value="0.0000000422318">
            <text:p>4.223E-8</text:p>
          </table:table-cell>
          <table:table-cell table:formula="of:=SQRT([.C22])" office:value-type="float" office:value="0.000205503771254933">
            <text:p>2.055E-4</text:p>
          </table:table-cell>
          <table:table-cell office:value-type="float" office:value="0.000155594">
            <text:p>1.556E-4</text:p>
          </table:table-cell>
          <table:table-cell/>
        </table:table-row>
        <table:table-row table:style-name="ro2">
          <table:table-cell office:value-type="string">
            <text:p>richardson</text:p>
          </table:table-cell>
          <table:table-cell office:value-type="float" office:value="1">
            <text:p>1</text:p>
          </table:table-cell>
          <table:table-cell office:value-type="float" office:value="0.00000000505533">
            <text:p>5.055E-9</text:p>
          </table:table-cell>
          <table:table-cell table:formula="of:=SQRT([.C23])" office:value-type="float" office:value="0.0000711008438768486">
            <text:p>7.110E-5</text:p>
          </table:table-cell>
          <table:table-cell office:value-type="float" office:value="0.00000403129">
            <text:p>4.031E-6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4 groups</text:p>
          </table:table-cell>
          <table:table-cell table:number-columns-repeated="5"/>
        </table:table-row>
        <table:table-row table:style-name="ro2">
          <table:table-cell office:value-type="string">
            <text:p>solver</text:p>
          </table:table-cell>
          <table:table-cell table:style-name="ce1" office:value-type="string">
            <text:p>group</text:p>
          </table:table-cell>
          <table:table-cell table:style-name="ce3" office:value-type="string">
            <text:p>sqr</text:p>
          </table:table-cell>
          <table:table-cell table:style-name="ce3" office:value-type="string">
            <text:p>2-norm</text:p>
          </table:table-cell>
          <table:table-cell table:style-name="ce3" office:value-type="string">
            <text:p>Inf-norm</text:p>
          </table:table-cell>
          <table:table-cell/>
        </table:table-row>
        <table:table-row table:style-name="ro2">
          <table:table-cell office:value-type="string">
            <text:p>gmres</text:p>
          </table:table-cell>
          <table:table-cell office:value-type="float" office:value="0">
            <text:p>0</text:p>
          </table:table-cell>
          <table:table-cell office:value-type="float" office:value="0.000000163452">
            <text:p>1.635E-7</text:p>
          </table:table-cell>
          <table:table-cell table:formula="of:=SQRT([.C27])" office:value-type="float" office:value="0.000404291973702175">
            <text:p>4.043E-4</text:p>
          </table:table-cell>
          <table:table-cell office:value-type="float" office:value="0.0000237557">
            <text:p>2.376E-5</text:p>
          </table:table-cell>
          <table:table-cell/>
        </table:table-row>
        <table:table-row table:style-name="ro2">
          <table:table-cell office:value-type="string">
            <text:p>Mcsa 1</text:p>
          </table:table-cell>
          <table:table-cell office:value-type="float" office:value="0">
            <text:p>0</text:p>
          </table:table-cell>
          <table:table-cell office:value-type="float" office:value="0.000000156058">
            <text:p>1.561E-7</text:p>
          </table:table-cell>
          <table:table-cell table:formula="of:=SQRT([.C28])" office:value-type="float" office:value="0.000395041769943382">
            <text:p>3.950E-4</text:p>
          </table:table-cell>
          <table:table-cell office:value-type="float" office:value="0.0000263857">
            <text:p>2.639E-5</text:p>
          </table:table-cell>
          <table:table-cell/>
        </table:table-row>
        <table:table-row table:style-name="ro2">
          <table:table-cell office:value-type="string">
            <text:p>Mcsa 2</text:p>
          </table:table-cell>
          <table:table-cell office:value-type="float" office:value="0">
            <text:p>0</text:p>
          </table:table-cell>
          <table:table-cell office:value-type="float" office:value="0.000000214856">
            <text:p>2.149E-7</text:p>
          </table:table-cell>
          <table:table-cell table:formula="of:=SQRT([.C29])" office:value-type="float" office:value="0.000463525619572424">
            <text:p>4.635E-4</text:p>
          </table:table-cell>
          <table:table-cell office:value-type="float" office:value="0.0000395766">
            <text:p>3.958E-5</text:p>
          </table:table-cell>
          <table:table-cell/>
        </table:table-row>
        <table:table-row table:style-name="ro2">
          <table:table-cell office:value-type="string">
            <text:p>Mcsa 3</text:p>
          </table:table-cell>
          <table:table-cell office:value-type="float" office:value="0">
            <text:p>0</text:p>
          </table:table-cell>
          <table:table-cell office:value-type="float" office:value="0.000000157979">
            <text:p>1.580E-7</text:p>
          </table:table-cell>
          <table:table-cell table:formula="of:=SQRT([.C30])" office:value-type="float" office:value="0.000397465721792458">
            <text:p>3.975E-4</text:p>
          </table:table-cell>
          <table:table-cell office:value-type="float" office:value="0.00002749">
            <text:p>2.749E-5</text:p>
          </table:table-cell>
          <table:table-cell/>
        </table:table-row>
        <table:table-row table:style-name="ro2">
          <table:table-cell office:value-type="string">
            <text:p>Mcsa 4</text:p>
          </table:table-cell>
          <table:table-cell office:value-type="float" office:value="0">
            <text:p>0</text:p>
          </table:table-cell>
          <table:table-cell office:value-type="float" office:value="0.000000164373">
            <text:p>1.644E-7</text:p>
          </table:table-cell>
          <table:table-cell table:formula="of:=SQRT([.C31])" office:value-type="float" office:value="0.000405429401992505">
            <text:p>4.054E-4</text:p>
          </table:table-cell>
          <table:table-cell office:value-type="float" office:value="0.0000296924">
            <text:p>2.969E-5</text:p>
          </table:table-cell>
          <table:table-cell/>
        </table:table-row>
        <table:table-row table:style-name="ro2">
          <table:table-cell office:value-type="string">
            <text:p>richardson</text:p>
          </table:table-cell>
          <table:table-cell office:value-type="float" office:value="0">
            <text:p>0</text:p>
          </table:table-cell>
          <table:table-cell office:value-type="float" office:value="0.000000143728">
            <text:p>1.437E-7</text:p>
          </table:table-cell>
          <table:table-cell table:formula="of:=SQRT([.C32])" office:value-type="float" office:value="0.00037911475835161">
            <text:p>3.791E-4</text:p>
          </table:table-cell>
          <table:table-cell office:value-type="float" office:value="0.0000218891">
            <text:p>2.189E-5</text:p>
          </table:table-cell>
          <table:table-cell/>
        </table:table-row>
        <table:table-row table:style-name="ro2">
          <table:table-cell office:value-type="string">
            <text:p>gmres</text:p>
          </table:table-cell>
          <table:table-cell office:value-type="float" office:value="1">
            <text:p>1</text:p>
          </table:table-cell>
          <table:table-cell office:value-type="float" office:value="0.000000156203">
            <text:p>1.562E-7</text:p>
          </table:table-cell>
          <table:table-cell table:formula="of:=SQRT([.C33])" office:value-type="float" office:value="0.000395225252229662">
            <text:p>3.952E-4</text:p>
          </table:table-cell>
          <table:table-cell office:value-type="float" office:value="0.0000227104">
            <text:p>2.271E-5</text:p>
          </table:table-cell>
          <table:table-cell/>
        </table:table-row>
        <table:table-row table:style-name="ro2">
          <table:table-cell office:value-type="string">
            <text:p>Mcsa 1</text:p>
          </table:table-cell>
          <table:table-cell office:value-type="float" office:value="1">
            <text:p>1</text:p>
          </table:table-cell>
          <table:table-cell office:value-type="float" office:value="0.00000015468">
            <text:p>1.547E-7</text:p>
          </table:table-cell>
          <table:table-cell table:formula="of:=SQRT([.C34])" office:value-type="float" office:value="0.00039329378332234">
            <text:p>3.933E-4</text:p>
          </table:table-cell>
          <table:table-cell office:value-type="float" office:value="0.000037014">
            <text:p>3.701E-5</text:p>
          </table:table-cell>
          <table:table-cell/>
        </table:table-row>
        <table:table-row table:style-name="ro2">
          <table:table-cell office:value-type="string">
            <text:p>Mcsa 2</text:p>
          </table:table-cell>
          <table:table-cell office:value-type="float" office:value="1">
            <text:p>1</text:p>
          </table:table-cell>
          <table:table-cell office:value-type="float" office:value="0.000000154716">
            <text:p>1.547E-7</text:p>
          </table:table-cell>
          <table:table-cell table:formula="of:=SQRT([.C35])" office:value-type="float" office:value="0.000393339547973503">
            <text:p>3.933E-4</text:p>
          </table:table-cell>
          <table:table-cell office:value-type="float" office:value="0.0000380327">
            <text:p>3.803E-5</text:p>
          </table:table-cell>
          <table:table-cell/>
        </table:table-row>
        <table:table-row table:style-name="ro2">
          <table:table-cell office:value-type="string">
            <text:p>Mcsa 3</text:p>
          </table:table-cell>
          <table:table-cell office:value-type="float" office:value="1">
            <text:p>1</text:p>
          </table:table-cell>
          <table:table-cell office:value-type="float" office:value="0.0000001609">
            <text:p>1.609E-7</text:p>
          </table:table-cell>
          <table:table-cell table:formula="of:=SQRT([.C36])" office:value-type="float" office:value="0.000401123422402632">
            <text:p>4.011E-4</text:p>
          </table:table-cell>
          <table:table-cell office:value-type="float" office:value="0.0000414167">
            <text:p>4.142E-5</text:p>
          </table:table-cell>
          <table:table-cell/>
        </table:table-row>
        <table:table-row table:style-name="ro2">
          <table:table-cell office:value-type="string">
            <text:p>Mcsa 4</text:p>
          </table:table-cell>
          <table:table-cell office:value-type="float" office:value="1">
            <text:p>1</text:p>
          </table:table-cell>
          <table:table-cell office:value-type="float" office:value="0.000000162373">
            <text:p>1.624E-7</text:p>
          </table:table-cell>
          <table:table-cell table:formula="of:=SQRT([.C37])" office:value-type="float" office:value="0.000402955332512178">
            <text:p>4.030E-4</text:p>
          </table:table-cell>
          <table:table-cell office:value-type="float" office:value="0.0000272296">
            <text:p>2.723E-5</text:p>
          </table:table-cell>
          <table:table-cell/>
        </table:table-row>
        <table:table-row table:style-name="ro2">
          <table:table-cell office:value-type="string">
            <text:p>richardson</text:p>
          </table:table-cell>
          <table:table-cell office:value-type="float" office:value="1">
            <text:p>1</text:p>
          </table:table-cell>
          <table:table-cell office:value-type="float" office:value="0.000000141975">
            <text:p>1.420E-7</text:p>
          </table:table-cell>
          <table:table-cell table:formula="of:=SQRT([.C38])" office:value-type="float" office:value="0.000376795700612414">
            <text:p>3.768E-4</text:p>
          </table:table-cell>
          <table:table-cell office:value-type="float" office:value="0.0000213745">
            <text:p>2.137E-5</text:p>
          </table:table-cell>
          <table:table-cell/>
        </table:table-row>
        <table:table-row table:style-name="ro2">
          <table:table-cell office:value-type="string">
            <text:p>gmres</text:p>
          </table:table-cell>
          <table:table-cell office:value-type="float" office:value="2">
            <text:p>2</text:p>
          </table:table-cell>
          <table:table-cell office:value-type="float" office:value="0.000000161723">
            <text:p>1.617E-7</text:p>
          </table:table-cell>
          <table:table-cell table:formula="of:=SQRT([.C39])" office:value-type="float" office:value="0.000402147982712832">
            <text:p>4.021E-4</text:p>
          </table:table-cell>
          <table:table-cell office:value-type="float" office:value="0.000023098">
            <text:p>2.310E-5</text:p>
          </table:table-cell>
          <table:table-cell/>
        </table:table-row>
        <table:table-row table:style-name="ro2">
          <table:table-cell office:value-type="string">
            <text:p>Mcsa 1</text:p>
          </table:table-cell>
          <table:table-cell office:value-type="float" office:value="2">
            <text:p>2</text:p>
          </table:table-cell>
          <table:table-cell office:value-type="float" office:value="0.000000156518">
            <text:p>1.565E-7</text:p>
          </table:table-cell>
          <table:table-cell table:formula="of:=SQRT([.C40])" office:value-type="float" office:value="0.00039562355844919">
            <text:p>3.956E-4</text:p>
          </table:table-cell>
          <table:table-cell office:value-type="float" office:value="0.0000248969">
            <text:p>2.490E-5</text:p>
          </table:table-cell>
          <table:table-cell/>
        </table:table-row>
        <table:table-row table:style-name="ro2">
          <table:table-cell office:value-type="string">
            <text:p>Mcsa 2</text:p>
          </table:table-cell>
          <table:table-cell office:value-type="float" office:value="2">
            <text:p>2</text:p>
          </table:table-cell>
          <table:table-cell office:value-type="float" office:value="0.000000130186">
            <text:p>1.302E-7</text:p>
          </table:table-cell>
          <table:table-cell table:formula="of:=SQRT([.C41])" office:value-type="float" office:value="0.00036081297094201">
            <text:p>3.608E-4</text:p>
          </table:table-cell>
          <table:table-cell office:value-type="float" office:value="0.0000221423">
            <text:p>2.214E-5</text:p>
          </table:table-cell>
          <table:table-cell/>
        </table:table-row>
        <table:table-row table:style-name="ro2">
          <table:table-cell office:value-type="string">
            <text:p>Mcsa 3</text:p>
          </table:table-cell>
          <table:table-cell office:value-type="float" office:value="2">
            <text:p>2</text:p>
          </table:table-cell>
          <table:table-cell office:value-type="float" office:value="0.00000014692">
            <text:p>1.469E-7</text:p>
          </table:table-cell>
          <table:table-cell table:formula="of:=SQRT([.C42])" office:value-type="float" office:value="0.000383301447949261">
            <text:p>3.833E-4</text:p>
          </table:table-cell>
          <table:table-cell office:value-type="float" office:value="0.0000445606">
            <text:p>4.456E-5</text:p>
          </table:table-cell>
          <table:table-cell/>
        </table:table-row>
        <table:table-row table:style-name="ro2">
          <table:table-cell office:value-type="string">
            <text:p>Mcsa 4</text:p>
          </table:table-cell>
          <table:table-cell office:value-type="float" office:value="2">
            <text:p>2</text:p>
          </table:table-cell>
          <table:table-cell office:value-type="float" office:value="0.000000144182">
            <text:p>1.442E-7</text:p>
          </table:table-cell>
          <table:table-cell table:formula="of:=SQRT([.C43])" office:value-type="float" office:value="0.000379713049551895">
            <text:p>3.797E-4</text:p>
          </table:table-cell>
          <table:table-cell office:value-type="float" office:value="0.0000336615">
            <text:p>3.366E-5</text:p>
          </table:table-cell>
          <table:table-cell/>
        </table:table-row>
        <table:table-row table:style-name="ro2">
          <table:table-cell office:value-type="string">
            <text:p>richardson</text:p>
          </table:table-cell>
          <table:table-cell office:value-type="float" office:value="2">
            <text:p>2</text:p>
          </table:table-cell>
          <table:table-cell office:value-type="float" office:value="0.000000141881">
            <text:p>1.419E-7</text:p>
          </table:table-cell>
          <table:table-cell table:formula="of:=SQRT([.C44])" office:value-type="float" office:value="0.000376670943928517">
            <text:p>3.767E-4</text:p>
          </table:table-cell>
          <table:table-cell office:value-type="float" office:value="0.0000214344">
            <text:p>2.143E-5</text:p>
          </table:table-cell>
          <table:table-cell/>
        </table:table-row>
        <table:table-row table:style-name="ro2">
          <table:table-cell office:value-type="string">
            <text:p>gmres</text:p>
          </table:table-cell>
          <table:table-cell office:value-type="float" office:value="3">
            <text:p>3</text:p>
          </table:table-cell>
          <table:table-cell office:value-type="float" office:value="0.000000162355">
            <text:p>1.624E-7</text:p>
          </table:table-cell>
          <table:table-cell table:formula="of:=SQRT([.C45])" office:value-type="float" office:value="0.000402932996911397">
            <text:p>4.029E-4</text:p>
          </table:table-cell>
          <table:table-cell office:value-type="float" office:value="0.000023353">
            <text:p>2.335E-5</text:p>
          </table:table-cell>
          <table:table-cell/>
        </table:table-row>
        <table:table-row table:style-name="ro2">
          <table:table-cell office:value-type="string">
            <text:p>Mcsa 1</text:p>
          </table:table-cell>
          <table:table-cell office:value-type="float" office:value="3">
            <text:p>3</text:p>
          </table:table-cell>
          <table:table-cell office:value-type="float" office:value="0.000000157061">
            <text:p>1.571E-7</text:p>
          </table:table-cell>
          <table:table-cell table:formula="of:=SQRT([.C46])" office:value-type="float" office:value="0.000396309222703686">
            <text:p>3.963E-4</text:p>
          </table:table-cell>
          <table:table-cell office:value-type="float" office:value="0.0000304453">
            <text:p>3.045E-5</text:p>
          </table:table-cell>
          <table:table-cell/>
        </table:table-row>
        <table:table-row table:style-name="ro2">
          <table:table-cell office:value-type="string">
            <text:p>Mcsa 2</text:p>
          </table:table-cell>
          <table:table-cell office:value-type="float" office:value="3">
            <text:p>3</text:p>
          </table:table-cell>
          <table:table-cell office:value-type="float" office:value="0.000000130013">
            <text:p>1.300E-7</text:p>
          </table:table-cell>
          <table:table-cell table:formula="of:=SQRT([.C47])" office:value-type="float" office:value="0.000360573154852105">
            <text:p>3.606E-4</text:p>
          </table:table-cell>
          <table:table-cell office:value-type="float" office:value="0.0000269565">
            <text:p>2.696E-5</text:p>
          </table:table-cell>
          <table:table-cell/>
        </table:table-row>
        <table:table-row table:style-name="ro2">
          <table:table-cell office:value-type="string">
            <text:p>Mcsa 3</text:p>
          </table:table-cell>
          <table:table-cell office:value-type="float" office:value="3">
            <text:p>3</text:p>
          </table:table-cell>
          <table:table-cell office:value-type="float" office:value="0.000000183439">
            <text:p>1.834E-7</text:p>
          </table:table-cell>
          <table:table-cell table:formula="of:=SQRT([.C48])" office:value-type="float" office:value="0.000428297793596932">
            <text:p>4.283E-4</text:p>
          </table:table-cell>
          <table:table-cell office:value-type="float" office:value="0.000194656">
            <text:p>1.947E-4</text:p>
          </table:table-cell>
          <table:table-cell/>
        </table:table-row>
        <table:table-row table:style-name="ro2">
          <table:table-cell office:value-type="string">
            <text:p>Mcsa 4</text:p>
          </table:table-cell>
          <table:table-cell office:value-type="float" office:value="3">
            <text:p>3</text:p>
          </table:table-cell>
          <table:table-cell office:value-type="float" office:value="0.00000014725">
            <text:p>1.473E-7</text:p>
          </table:table-cell>
          <table:table-cell table:formula="of:=SQRT([.C49])" office:value-type="float" office:value="0.000383731677086998">
            <text:p>3.837E-4</text:p>
          </table:table-cell>
          <table:table-cell office:value-type="float" office:value="0.0000329533">
            <text:p>3.295E-5</text:p>
          </table:table-cell>
          <table:table-cell/>
        </table:table-row>
        <table:table-row table:style-name="ro2">
          <table:table-cell office:value-type="string">
            <text:p>richardson</text:p>
          </table:table-cell>
          <table:table-cell office:value-type="float" office:value="3">
            <text:p>3</text:p>
          </table:table-cell>
          <table:table-cell office:value-type="float" office:value="0.000000142297">
            <text:p>1.423E-7</text:p>
          </table:table-cell>
          <table:table-cell table:formula="of:=SQRT([.C50])" office:value-type="float" office:value="0.000377222745867743">
            <text:p>3.772E-4</text:p>
          </table:table-cell>
          <table:table-cell office:value-type="float" office:value="0.0000216133">
            <text:p>2.161E-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8">
      <number:scientific-number number:decimal-places="3" number:min-integer-digits="1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Slattery</meta:initial-creator>
    <meta:creation-date>2013-08-21T19:58:49</meta:creation-date>
    <dc:date>2013-08-21T23:42:02</dc:date>
    <dc:creator>Stuart Slattery</dc:creator>
    <meta:editing-duration>PT3H33M5S</meta:editing-duration>
    <meta:editing-cycles>15</meta:editing-cycles>
    <meta:generator>LibreOffice/4.0.2.2$Linux_X86_64 LibreOffice_project/400m0$Build-2</meta:generator>
    <meta:document-statistic meta:table-count="1" meta:cell-count="228" meta:object-count="0"/>
  </office:meta>
</office:document-meta>
</file>